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24pt" style:font-size-asian="24pt" style:font-size-complex="24pt" style:text-underline-type="single" style:text-underline-style="solid" style:text-underline-width="auto" style:text-underline-mode="continuous" fo:language="en" fo:country="GB"/>
    </style:style>
    <style:style style:name="P2" style:parent-style-name="Normal" style:family="paragraph">
      <style:text-properties fo:font-weight="bold" style:font-weight-asian="bold" fo:font-size="16pt" style:font-size-asian="16pt" style:font-size-complex="14pt" fo:language="en" fo:country="GB"/>
    </style:style>
    <style:style style:name="P3" style:parent-style-name="ListParagraph" style:list-style-name="LFO1" style:family="paragraph">
      <style:text-properties fo:font-weight="bold" style:font-weight-asian="bold" fo:font-size="14pt" style:font-size-asian="14pt" style:font-size-complex="12pt" fo:language="en" fo:country="GB"/>
    </style:style>
    <style:style style:name="P4" style:parent-style-name="ListParagraph" style:list-style-name="LFO1" style:family="paragraph">
      <style:text-properties fo:font-size="14pt" style:font-size-asian="14pt" style:font-size-complex="12pt" fo:language="en" fo:country="GB"/>
    </style:style>
    <style:style style:name="P5" style:parent-style-name="ListParagraph" style:list-style-name="LFO1" style:family="paragraph">
      <style:text-properties fo:font-size="14pt" style:font-size-asian="14pt" style:font-size-complex="12pt" fo:language="en" fo:country="GB"/>
    </style:style>
    <style:style style:name="P6" style:parent-style-name="ListParagraph" style:list-style-name="LFO1" style:family="paragraph">
      <style:text-properties fo:font-size="14pt" style:font-size-asian="14pt" style:font-size-complex="12pt" fo:language="en" fo:country="GB"/>
    </style:style>
    <style:style style:name="P7" style:parent-style-name="ListParagraph" style:list-style-name="LFO1" style:family="paragraph">
      <style:text-properties fo:font-size="14pt" style:font-size-asian="14pt" style:font-size-complex="12pt" fo:language="en" fo:country="GB"/>
    </style:style>
    <style:style style:name="P8" style:parent-style-name="ListParagraph" style:list-style-name="LFO1" style:family="paragraph">
      <style:text-properties fo:font-size="14pt" style:font-size-asian="14pt" style:font-size-complex="12pt" fo:language="en" fo:country="GB"/>
    </style:style>
    <style:style style:name="P9" style:parent-style-name="ListParagraph" style:list-style-name="LFO1" style:family="paragraph">
      <style:text-properties fo:font-size="14pt" style:font-size-asian="14pt" style:font-size-complex="12pt" fo:language="en" fo:country="GB"/>
    </style:style>
    <style:style style:name="P10" style:parent-style-name="ListParagraph" style:list-style-name="LFO1" style:family="paragraph">
      <style:text-properties fo:font-weight="bold" style:font-weight-asian="bold" fo:font-size="14pt" style:font-size-asian="14pt" style:font-size-complex="12pt" fo:language="en" fo:country="GB"/>
    </style:style>
    <style:style style:name="P11" style:parent-style-name="ListParagraph" style:list-style-name="LFO1" style:family="paragraph">
      <style:text-properties fo:font-size="14pt" style:font-size-asian="14pt" style:font-size-complex="12pt" fo:language="en" fo:country="GB"/>
    </style:style>
    <style:style style:name="P12" style:parent-style-name="ListParagraph" style:list-style-name="LFO1" style:family="paragraph">
      <style:text-properties fo:font-size="14pt" style:font-size-asian="14pt" style:font-size-complex="12pt" fo:language="en" fo:country="GB"/>
    </style:style>
    <style:style style:name="P13" style:parent-style-name="ListParagraph" style:list-style-name="LFO1" style:family="paragraph">
      <style:text-properties fo:font-weight="bold" style:font-weight-asian="bold" fo:font-size="14pt" style:font-size-asian="14pt" style:font-size-complex="12pt" fo:language="en" fo:country="GB"/>
    </style:style>
    <style:style style:name="P14" style:parent-style-name="ListParagraph" style:list-style-name="LFO1" style:family="paragraph">
      <style:text-properties fo:font-size="14pt" style:font-size-asian="14pt" style:font-size-complex="12pt" fo:language="en" fo:country="GB"/>
    </style:style>
    <style:style style:name="P15" style:parent-style-name="ListParagraph" style:list-style-name="LFO1" style:family="paragraph">
      <style:text-properties fo:font-size="14pt" style:font-size-asian="14pt" style:font-size-complex="12pt" fo:language="en" fo:country="GB"/>
    </style:style>
    <style:style style:name="P16" style:parent-style-name="ListParagraph" style:list-style-name="LFO1" style:family="paragraph">
      <style:text-properties fo:font-weight="bold" style:font-weight-asian="bold" fo:font-size="14pt" style:font-size-asian="14pt" style:font-size-complex="12pt" fo:language="en" fo:country="GB"/>
    </style:style>
    <style:style style:name="P17" style:parent-style-name="ListParagraph" style:list-style-name="LFO1" style:family="paragraph">
      <style:text-properties fo:font-weight="bold" style:font-weight-asian="bold" fo:font-size="14pt" style:font-size-asian="14pt" style:font-size-complex="12pt" fo:language="en" fo:country="GB"/>
    </style:style>
    <style:style style:name="P18" style:parent-style-name="ListParagraph" style:list-style-name="LFO1" style:family="paragraph">
      <style:text-properties fo:font-weight="bold" style:font-weight-asian="bold" fo:font-size="14pt" style:font-size-asian="14pt" style:font-size-complex="12pt" fo:language="en" fo:country="GB"/>
    </style:style>
    <style:style style:name="P19" style:parent-style-name="Normal" style:family="paragraph">
      <style:text-properties fo:font-weight="bold" style:font-weight-asian="bold" fo:font-size="14pt" style:font-size-asian="14pt" style:font-size-complex="12pt" style:text-underline-type="single" style:text-underline-style="solid" style:text-underline-width="auto" style:text-underline-mode="continuous" fo:language="en" fo:country="GB"/>
    </style:style>
    <style:style style:name="P20" style:parent-style-name="Normal" style:family="paragraph">
      <style:text-properties fo:font-weight="bold" style:font-weight-asian="bold" fo:font-size="14pt" style:font-size-asian="14pt" style:font-size-complex="12pt" style:text-underline-type="single" style:text-underline-style="solid" style:text-underline-width="auto" style:text-underline-mode="continuous" fo:language="en" fo:country="GB"/>
    </style:style>
    <style:style style:name="P21"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22" style:parent-style-name="Normal" style:family="paragraph">
      <style:text-properties fo:font-size="14pt" style:font-size-asian="14pt" style:font-size-complex="12pt" fo:language="en" fo:country="GB"/>
    </style:style>
    <style:style style:name="P23" style:parent-style-name="Normal" style:family="paragraph">
      <style:text-properties fo:font-size="12pt" style:font-size-asian="12pt" style:font-size-complex="12pt" fo:language="en" fo:country="GB"/>
    </style:style>
    <style:style style:name="P24" style:parent-style-name="Normal" style:family="paragraph">
      <style:text-properties fo:font-size="14pt" style:font-size-asian="14pt" style:font-size-complex="12pt" fo:language="en" fo:country="GB"/>
    </style:style>
    <style:style style:name="P25" style:parent-style-name="Normal" style:family="paragraph">
      <style:text-properties fo:font-size="12pt" style:font-size-asian="12pt" style:font-size-complex="12pt" fo:language="en" fo:country="GB"/>
    </style:style>
    <style:style style:name="P26" style:parent-style-name="Normal" style:family="paragraph">
      <style:text-properties fo:font-size="14pt" style:font-size-asian="14pt" style:font-size-complex="12pt" fo:language="en" fo:country="GB"/>
    </style:style>
    <style:style style:name="P27" style:parent-style-name="Normal" style:family="paragraph">
      <style:text-properties fo:font-size="12pt" style:font-size-asian="12pt" style:font-size-complex="12pt" fo:language="en" fo:country="GB"/>
    </style:style>
    <style:style style:name="P28" style:parent-style-name="Normal" style:family="paragraph">
      <style:text-properties fo:font-size="14pt" style:font-size-asian="14pt" style:font-size-complex="12pt" fo:language="en" fo:country="GB"/>
    </style:style>
    <style:style style:name="P29" style:parent-style-name="Normal" style:family="paragraph">
      <style:text-properties fo:font-size="12pt" style:font-size-asian="12pt" style:font-size-complex="12pt" fo:language="en" fo:country="GB"/>
    </style:style>
    <style:style style:name="P30" style:parent-style-name="Normal" style:family="paragraph">
      <style:text-properties fo:font-size="14pt" style:font-size-asian="14pt" style:font-size-complex="12pt" fo:language="en" fo:country="GB"/>
    </style:style>
    <style:style style:name="P31" style:parent-style-name="Normal" style:family="paragraph">
      <style:text-properties fo:font-size="12pt" style:font-size-asian="12pt" style:font-size-complex="12pt" fo:language="en" fo:country="GB"/>
    </style:style>
    <style:style style:name="P32" style:parent-style-name="Normal" style:family="paragraph">
      <style:text-properties fo:font-size="14pt" style:font-size-asian="14pt" style:font-size-complex="12pt" fo:language="en" fo:country="GB"/>
    </style:style>
    <style:style style:name="P33" style:parent-style-name="Normal" style:family="paragraph">
      <style:text-properties fo:font-size="12pt" style:font-size-asian="12pt" style:font-size-complex="12pt" fo:language="en" fo:country="GB"/>
    </style:style>
    <style:style style:name="P34"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35"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36"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37"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38"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39" style:parent-style-name="Normal" style:family="paragraph">
      <style:text-properties fo:font-size="14pt" style:font-size-asian="14pt" style:font-size-complex="12pt" fo:language="en" fo:country="GB"/>
    </style:style>
    <style:style style:name="P40" style:parent-style-name="Normal" style:family="paragraph">
      <style:text-properties fo:font-size="12pt" style:font-size-asian="12pt" style:font-size-complex="12pt" fo:language="en" fo:country="GB"/>
    </style:style>
    <style:style style:name="P41" style:parent-style-name="Normal" style:family="paragraph">
      <style:text-properties fo:font-size="14pt" style:font-size-asian="14pt" style:font-size-complex="12pt" fo:language="en" fo:country="GB"/>
    </style:style>
    <style:style style:name="P42" style:parent-style-name="Normal" style:family="paragraph">
      <style:text-properties fo:font-size="12pt" style:font-size-asian="12pt" style:font-size-complex="12pt" fo:language="en" fo:country="GB"/>
    </style:style>
    <style:style style:name="P43"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44" style:parent-style-name="Normal" style:family="paragraph">
      <style:text-properties fo:font-size="14pt" style:font-size-asian="14pt" style:font-size-complex="12pt" fo:language="en" fo:country="GB"/>
    </style:style>
    <style:style style:name="P45" style:parent-style-name="Normal" style:family="paragraph">
      <style:text-properties fo:font-size="12pt" style:font-size-asian="12pt" style:font-size-complex="12pt" fo:language="en" fo:country="GB"/>
    </style:style>
    <style:style style:name="P46" style:parent-style-name="Normal" style:family="paragraph">
      <style:text-properties fo:font-size="14pt" style:font-size-asian="14pt" style:font-size-complex="12pt" fo:language="en" fo:country="GB"/>
    </style:style>
    <style:style style:name="P47" style:parent-style-name="Normal" style:family="paragraph">
      <style:text-properties fo:font-size="12pt" style:font-size-asian="12pt" style:font-size-complex="12pt" fo:language="en" fo:country="GB"/>
    </style:style>
    <style:style style:name="P48"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49"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50"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51"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52"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53"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P54" style:parent-style-name="Normal" style:family="paragraph">
      <style:text-properties fo:font-size="12pt" style:font-size-asian="12pt" style:font-size-complex="12pt" fo:language="en" fo:country="GB"/>
    </style:style>
    <style:style style:name="P55" style:parent-style-name="Normal" style:family="paragraph">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T56" style:parent-style-name="DefaultParagraphFont" style:family="text">
      <style:text-properties fo:font-weight="bold" style:font-weight-asian="bold" fo:font-size="16pt" style:font-size-asian="16pt" style:font-size-complex="12pt" style:text-underline-type="single" style:text-underline-style="solid" style:text-underline-width="auto" style:text-underline-mode="continuous" fo:language="en" fo:country="GB"/>
    </style:style>
    <style:style style:name="T57" style:parent-style-name="DefaultParagraphFont" style:family="text">
      <style:text-properties fo:font-size="12pt" style:font-size-asian="12pt"/>
    </style:style>
    <style:style style:name="T58" style:parent-style-name="DefaultParagraphFont" style:family="text">
      <style:text-properties fo:font-style="italic" style:font-style-asian="italic" fo:font-size="12pt" style:font-size-asian="12pt"/>
    </style:style>
    <style:style style:name="T59" style:parent-style-name="DefaultParagraphFont" style:family="text">
      <style:text-properties fo:font-style="italic" style:font-style-asian="italic" fo:font-size="12pt" style:font-size-asian="12pt"/>
    </style:style>
    <style:style style:name="T60" style:parent-style-name="DefaultParagraphFont" style:family="text">
      <style:text-properties fo:font-size="12pt" style:font-size-asian="12pt"/>
    </style:style>
    <style:style style:name="T61" style:parent-style-name="DefaultParagraphFont" style:family="text">
      <style:text-properties fo:font-size="12pt" style:font-size-asian="12pt"/>
    </style:style>
    <style:style style:name="T62" style:parent-style-name="DefaultParagraphFont" style:family="text">
      <style:text-properties fo:font-size="12pt" style:font-size-asian="12pt"/>
    </style:style>
    <style:style style:name="T63" style:parent-style-name="DefaultParagraphFont" style:family="text">
      <style:text-properties fo:font-size="12pt" style:font-size-asian="12pt"/>
    </style:style>
    <style:style style:name="T64" style:parent-style-name="DefaultParagraphFont" style:family="text">
      <style:text-properties fo:font-style="italic" style:font-style-asian="italic" fo:font-size="12pt" style:font-size-asian="12pt"/>
    </style:style>
    <style:style style:name="T65" style:parent-style-name="DefaultParagraphFont" style:family="text">
      <style:text-properties fo:font-size="12pt" style:font-size-asian="12pt"/>
    </style:style>
    <style:style style:name="T66" style:parent-style-name="DefaultParagraphFont" style:family="text">
      <style:text-properties fo:font-size="12pt" style:font-size-asian="12pt"/>
    </style:style>
    <style:style style:name="T67" style:parent-style-name="DefaultParagraphFont" style:family="text">
      <style:text-properties fo:font-size="12pt" style:font-size-asian="12pt"/>
    </style:style>
    <style:style style:name="P68" style:parent-style-name="Normal" style:family="paragraph">
      <style:text-properties fo:font-size="12pt" style:font-size-asian="12pt" style:font-size-complex="12pt" fo:language="en" fo:country="GB"/>
    </style:style>
  </office:automatic-styles>
  <office:body>
    <office:text text:use-soft-page-breaks="true">
      <text:p text:style-name="P1">Report Document – Daniel Dixon</text:p>
      <text:p text:style-name="P2">Contents:</text:p>
      <text:list text:style-name="LFO1" text:continue-numbering="true">
        <text:list-item>
          <text:p text:style-name="P3"><text:bookmark-start text:name="_Hlk481487043"/>Application Description</text:p>
          <text:list text:continue-numbering="true">
            <text:list-item>
              <text:p text:style-name="P4"><text:bookmark-end text:name="_Hlk481487043"/><text:s/>Array Analysis</text:p>
            </text:list-item>
            <text:list-item>
              <text:p text:style-name="P5"><text:bookmark-start text:name="_Hlk481487107"/><text:s/>Ascend/Descend Sorting</text:p>
            </text:list-item>
            <text:list-item>
              <text:p text:style-name="P6"><text:s/>Searching the Arrays</text:p>
            </text:list-item>
            <text:list-item>
              <text:p text:style-name="P7"><text:s/>Month Sort</text:p>
            </text:list-item>
            <text:list-item>
              <text:p text:style-name="P8"><text:s/>Max and Min Values</text:p>
            </text:list-item>
            <text:list-item>
              <text:p text:style-name="P9"><text:s/>Sorting Every Array</text:p>
            </text:list-item>
          </text:list>
        </text:list-item>
        <text:list-item>
          <text:p text:style-name="P10"><text:bookmark-start text:name="_Hlk481487892"/><text:bookmark-end text:name="_Hlk481487107"/>Stretch Exercises</text:p>
          <text:list text:continue-numbering="true">
            <text:list-item>
              <text:p text:style-name="P11"><text:s/>Second Data Set</text:p>
            </text:list-item>
            <text:list-item>
              <text:p text:style-name="P12"><text:s/>Combined Data Set<text:s/></text:p>
            </text:list-item>
          </text:list>
        </text:list-item>
        <text:list-item>
          <text:p text:style-name="P13">Algorithm Choices</text:p>
          <text:list text:continue-numbering="true">
            <text:list-item>
              <text:p text:style-name="P14"><text:s/>Sorting Comparisons</text:p>
            </text:list-item>
            <text:list-item>
              <text:p text:style-name="P15">Searching Comparisons</text:p>
            </text:list-item>
          </text:list>
        </text:list-item>
        <text:list-item>
          <text:p text:style-name="P16"><text:bookmark-start text:name="_Hlk481185068"/>Possible Future Improvements</text:p>
        </text:list-item>
        <text:list-item>
          <text:p text:style-name="P17">Video URL</text:p>
        </text:list-item>
        <text:list-item>
          <text:p text:style-name="P18">References</text:p>
        </text:list-item>
      </text:list>
      <text:p text:style-name="Normal"><text:bookmark-end text:name="_Hlk481487892"/><text:bookmark-end text:name="_Hlk481185068"/></text:p>
      <text:p text:style-name="Normal"/>
      <text:p text:style-name="Normal"/>
      <text:p text:style-name="Normal"/>
      <text:p text:style-name="Normal"/>
      <text:p text:style-name="Normal"/>
      <text:p text:style-name="P19"/>
      <text:p text:style-name="P20"/>
      <text:soft-page-break/>
      <text:p text:style-name="P21">Application Description:</text:p>
      <text:p text:style-name="P22">Array Analysis:</text:p>
      <text:p text:style-name="P23">Initially the user decides which set of<text:s/>data the wish to use, data 1, data 2 or data 1 and data 2 in the same file. The data chosen is then collected from the debugging folder where it is stored under separate file names. This storage solution means the user does not have to have the same drive<text:s/>name (e.g. the C: directory) as the initial coder for the data to be called. The user is then given the choice of which part of the data they wish to manipulate (e.g. Day or Month).</text:p>
      <text:p text:style-name="P24">Ascend/Descend Sorting:</text:p>
      <text:p text:style-name="P25">The data chosen by the user can then be either sorted or searched, if sorting is chosen, the data of that particular data set will be sorted then every other column of data will be aligned to match. The data will be sorted into ascending order.</text:p>
      <text:p text:style-name="P26">Searching the Arrays:</text:p>
      <text:p text:style-name="P27">If the user instead chooses to search the arrays, they will be prompted to enter the term they wish to search for and that column of the array will be searched, returning all the data that has the search request inside</text:p>
      <text:p text:style-name="P28">Month Sort:</text:p>
      <text:p text:style-name="P29">Because string sorts are done alphabetically, when the brief asked for the months to be displayed in Calendar order it will not be sorted correctly. To solve this dilemma a dictionary was implemented that stores all the months of the year with a representative number (e.g. 01 is equal to January) and sorted using those<text:s/>number, they are then converted back to their original month counterparts once the sorting is complete</text:p>
      <text:p text:style-name="P30">Max and Min Values:</text:p>
      <text:p text:style-name="P31">After sorting the array the user can choose to look at the maximum and minimum values of the data, this is done after sorting so that the maximum and minimum values are the first and last data rows of the array.</text:p>
      <text:p text:style-name="P32">Sorting Every Array:</text:p>
      <text:p text:style-name="P33">When one column of the data array is sorted by the user’s request, every other data column will be aligned to match.</text:p>
      <text:p text:style-name="P34"/>
      <text:p text:style-name="P35"/>
      <text:p text:style-name="P36"/>
      <text:p text:style-name="P37"/>
      <text:soft-page-break/>
      <text:p text:style-name="P38">Stretch Exercises:</text:p>
      <text:p text:style-name="P39">Second Data Set:</text:p>
      <text:p text:style-name="P40">At the initial loading of the program the player can choose to use the original first data set or they can choose to use the second data set. Using this data will give all the same functions of the first data set but will contain different data.</text:p>
      <text:p text:style-name="P41">Combined<text:s/>Data Set:<text:s/></text:p>
      <text:p text:style-name="P42">The user is given another choice to have both of the data sets merged together, again all functions that the first and second data sets were given are completed on both data sets together.</text:p>
      <text:p text:style-name="P43">Algorithm Choices:</text:p>
      <text:p text:style-name="P44">Sorting Comparisons:</text:p>
      <text:p text:style-name="P45">For Sorting the<text:s/>data of the two-dimensional array there were several options. The main ones considered were bubble, insertion, quick and merge Sort. Although very easy to implement, both bubble sort and insertion sort are almost always very slow at efficiency, going to O(n^2) in both average and worst-case time complexities, this is fine for small pieces of data but not so for that used in this assignment and so they were left out. Quick and merge sort were then tested, both have very quick sorting times in comparison to<text:s/>the two previous algorithms. In the worst-case however merge sort does beat quick sort, however I believed I could not formulate a merge sort in the time available and hence chose to use quick sort instead.</text:p>
      <text:p text:style-name="P46">Searching<text:s/><text:bookmark-start text:name="_Hlk481606190"/>Comparisons<text:bookmark-end text:name="_Hlk481606190"/>:</text:p>
      <text:p text:style-name="P47">When searching a data structure, even with the worst time complexity, Binary Search is usually the quickest to complete. For binary to work however the list must be fully sorted, because I wished to give the user the choice to search even when the sorting hadn’t taken place. If I had sorted the code either way then I would have had to add the time complexity of the quick sort which in a worst-case scenario would be longer than the search I chose, the linear search. The linear search isn’t that largely different from the binary search in terms of time complexity (worst-case of O(N) vs O(LogN)) and was generally easy to implement in terms of coding by simply going down the list and searching each item.</text:p>
      <text:p text:style-name="P48"/>
      <text:p text:style-name="P49"/>
      <text:p text:style-name="P50"/>
      <text:p text:style-name="P51"/>
      <text:p text:style-name="P52"/>
      <text:soft-page-break/>
      <text:p text:style-name="P53">Possible Future Improvements:</text:p>
      <text:p text:style-name="P54">If further time was given for further coding of this program, there are several improvements the could be considered. The first is to allow the user to input more data into the data sets at their own leisure, this could be done by either inputting the data manually at the file locations or by allowing it<text:s/>to occur while the code is running. There is already code in place to help this occur as the size of the two-dimensional array used is already created after considering the size of the data sets. Another improvement involves giving the user choice over whether they wish to sort the data in ascending or descending order, the brief asks for the coder to choose between the two options but giving the user that ability would further enhance the code’s usefulness.<text:s/></text:p>
      <text:p text:style-name="P55">Video URL:</text:p>
      <text:p text:style-name="Normal"><text:a xlink:href="https://youtu.be/KKio7W8Vwa8" office:target-frame-name="_blank" xlink:show="new"><text:span text:style-name="Hyperlink">https://youtu.be/KKio7W8Vwa8</text:span></text:a></text:p>
      <text:p text:style-name="Normal"><text:span text:style-name="T56">References:</text:span></text:p>
      <text:p text:style-name="Normal"><text:span text:style-name="T57">Sam Allen. 2007.<text:s/></text:span><text:span text:style-name="T58">DotNetP</text:span><text:span text:style-name="T59">erls</text:span><text:span text:style-name="T60">.<text:s/></text:span><text:bookmark-start text:name="_Hlk481617293"/><text:span text:style-name="T61">Available at:<text:s/></text:span><text:bookmark-end text:name="_Hlk481617293"/><text:span text:style-name="T62">https://www.dotnetperls.com/. [Accessed 3 May 2017]</text:span></text:p>
      <text:p text:style-name="Normal"><text:span text:style-name="T63">Vipin Khushu. 2015.<text:s/></text:span><text:span text:style-name="T64">Sorting And Searching Algorithms - Time Complexities Cheat Sheet.</text:span><text:span text:style-name="T65"><text:s/>Available at:</text:span><text:s/><text:span text:style-name="T66">https://www.hackerearth.com/practice/notes/sorting-and-searching-algorithms-time-com</text:span><text:span text:style-name="T67">plexities-cheat-sheet/</text:span></text:p>
      <text:p text:style-name="P6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fo:font-weight="normal" style:font-weight-asian="normal" fo:font-size="14pt" style:font-size-asian="14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Dixon</meta:initial-creator>
    <dc:creator>Daniel Dixon</dc:creator>
    <meta:creation-date>2017-04-29T20:23:00Z</meta:creation-date>
    <dc:date>2017-05-04T11:09:00Z</dc:date>
    <meta:template xlink:href="Normal" xlink:type="simple"/>
    <meta:editing-cycles>34</meta:editing-cycles>
    <meta:editing-duration>PT48120S</meta:editing-duration>
    <meta:document-statistic meta:page-count="4" meta:paragraph-count="10" meta:word-count="807" meta:character-count="5400" meta:row-count="38" meta:non-whitespace-character-count="4603"/>
  </office:meta>
</office:document-meta>
</file>